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solid" draw:fill="none" fo:min-height="0.59cm"/>
    </style:style>
    <style:style style:name="gr4" style:family="graphic" style:parent-style-name="standard">
      <style:graphic-properties draw:stroke="solid" draw:fill="none" fo:min-height="0.3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965cm" svg:height="0.965cm" svg:x="6.03cm" svg:y="1.28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965cm" svg:height="0.965cm" svg:x="3.515cm" svg:y="2.575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03cm" svg:y1="1.762cm" svg:x2="3.997cm" svg:y2="2.575cm" draw:start-shape="id1" draw:start-glue-point="6" draw:end-shape="id2" draw:end-glue-point="4" svg:d="m6030 1762h-2033v813">
          <text:p/>
        </draw:connector>
        <draw:custom-shape draw:style-name="gr1" draw:text-style-name="P1" draw:id="id3" draw:layer="layout" svg:width="0.94cm" svg:height="0.99cm" svg:x="8.29cm" svg:y="2.55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995cm" svg:y1="1.762cm" svg:x2="8.76cm" svg:y2="2.55cm" draw:start-shape="id1" draw:start-glue-point="1" draw:end-shape="id3" draw:end-glue-point="4" svg:d="m6995 1762h1765v788">
          <text:p/>
        </draw:connector>
        <draw:custom-shape draw:style-name="gr1" draw:text-style-name="P1" draw:id="id4" draw:layer="layout" svg:width="0.965cm" svg:height="0.965cm" svg:x="2.27cm" svg:y="3.84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0.965cm" svg:height="0.965cm" svg:x="4.785cm" svg:y="3.84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0.965cm" svg:height="0.965cm" svg:x="7.02cm" svg:y="3.845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0.965cm" svg:height="0.965cm" svg:x="9.56cm" svg:y="3.845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515cm" svg:y1="3.057cm" svg:x2="2.752cm" svg:y2="3.845cm" draw:start-shape="id2" draw:start-glue-point="6" draw:end-shape="id4" draw:end-glue-point="4" svg:d="m3515 3057h-763v788">
          <text:p/>
        </draw:connector>
        <draw:connector draw:style-name="gr2" draw:text-style-name="P1" draw:layer="layout" svg:x1="8.29cm" svg:y1="3.045cm" svg:x2="7.502cm" svg:y2="3.845cm" draw:start-shape="id3" draw:start-glue-point="6" draw:end-shape="id5" draw:end-glue-point="4" svg:d="m8290 3045h-788v800">
          <text:p/>
        </draw:connector>
        <draw:connector draw:style-name="gr2" draw:text-style-name="P1" draw:layer="layout" svg:x1="9.23cm" svg:y1="3.045cm" svg:x2="10.042cm" svg:y2="3.845cm" draw:start-shape="id3" draw:start-glue-point="10" draw:end-shape="id6" draw:end-glue-point="4" svg:d="m9230 3045h812v800">
          <text:p/>
        </draw:connector>
        <draw:connector draw:style-name="gr2" draw:text-style-name="P1" draw:layer="layout" svg:x1="4.48cm" svg:y1="3.057cm" svg:x2="5.267cm" svg:y2="3.845cm" draw:start-shape="id2" draw:start-glue-point="10" draw:end-shape="id7" draw:end-glue-point="4" svg:d="m4480 3057h787v788">
          <text:p/>
        </draw:connector>
        <draw:frame draw:style-name="gr3" draw:text-style-name="P1" draw:layer="layout" svg:width="0.97cm" svg:height="0.84cm" svg:x="9.255cm" svg:y="1cm">
          <draw:text-box>
            <text:p text:style-name="P1">2</text:p>
          </draw:text-box>
        </draw:frame>
        <draw:custom-shape draw:style-name="gr1" draw:text-style-name="P1" draw:id="id8" draw:layer="layout" svg:width="0.965cm" svg:height="0.965cm" svg:x="15.555cm" svg:y="1.63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0.965cm" svg:height="0.965cm" svg:x="14.31cm" svg:y="2.905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555cm" svg:y1="2.117cm" svg:x2="14.792cm" svg:y2="2.905cm" draw:start-shape="id8" draw:start-glue-point="6" draw:end-shape="id9" draw:end-glue-point="4" svg:d="m15555 2117h-763v788">
          <text:p/>
        </draw:connector>
        <draw:custom-shape draw:style-name="gr1" draw:text-style-name="P1" draw:id="id10" draw:layer="layout" svg:width="0.94cm" svg:height="0.99cm" svg:x="17.18cm" svg:y="2.55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52cm" svg:y1="2.117cm" svg:x2="17.65cm" svg:y2="2.55cm" draw:start-shape="id8" draw:start-glue-point="1" draw:end-shape="id10" draw:end-glue-point="4" svg:d="m16520 2117h1130v433">
          <text:p/>
        </draw:connector>
        <draw:custom-shape draw:style-name="gr1" draw:text-style-name="P1" draw:id="id11" draw:layer="layout" svg:width="0.965cm" svg:height="0.965cm" svg:x="13.37cm" svg:y="4.12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0.965cm" svg:height="0.965cm" svg:x="12.43cm" svg:y="5.06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0.965cm" svg:height="0.965cm" svg:x="15.91cm" svg:y="3.845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3" draw:layer="layout" svg:width="0.965cm" svg:height="0.965cm" svg:x="18.45cm" svg:y="3.845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31cm" svg:y1="3.387cm" svg:x2="13.852cm" svg:y2="4.125cm" draw:start-shape="id9" draw:start-glue-point="6" draw:end-shape="id11" draw:end-glue-point="4" svg:d="m14310 3387h-458v738">
          <text:p/>
        </draw:connector>
        <draw:connector draw:style-name="gr2" draw:text-style-name="P1" draw:layer="layout" svg:x1="17.18cm" svg:y1="3.045cm" svg:x2="16.392cm" svg:y2="3.845cm" draw:start-shape="id10" draw:start-glue-point="6" draw:end-shape="id12" draw:end-glue-point="4" svg:d="m17180 3045h-788v800">
          <text:p/>
        </draw:connector>
        <draw:connector draw:style-name="gr2" draw:text-style-name="P1" draw:layer="layout" svg:x1="18.12cm" svg:y1="3.045cm" svg:x2="18.932cm" svg:y2="3.845cm" draw:start-shape="id10" draw:start-glue-point="10" draw:end-shape="id13" draw:end-glue-point="4" svg:d="m18120 3045h812v800">
          <text:p/>
        </draw:connector>
        <draw:connector draw:style-name="gr2" draw:text-style-name="P1" draw:layer="layout" svg:x1="13.37cm" svg:y1="4.607cm" svg:x2="12.912cm" svg:y2="5.065cm" draw:start-shape="id11" draw:start-glue-point="6" draw:end-shape="id14" draw:end-glue-point="4" svg:d="m13370 4607h-458v458">
          <text:p/>
        </draw:connector>
        <draw:custom-shape draw:style-name="gr1" draw:text-style-name="P1" draw:id="id15" draw:layer="layout" svg:width="0.965cm" svg:height="0.965cm" svg:x="5.165cm" svg:y="6.565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6" draw:layer="layout" svg:width="0.965cm" svg:height="0.965cm" svg:x="4.2cm" svg:y="7.58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165cm" svg:y1="7.047cm" svg:x2="4.682cm" svg:y2="7.58cm" draw:start-shape="id15" draw:start-glue-point="6" draw:end-shape="id16" draw:end-glue-point="4" svg:d="m5165 7047h-483v533">
          <text:p/>
        </draw:connector>
        <draw:custom-shape draw:style-name="gr1" draw:text-style-name="P1" draw:id="id18" draw:layer="layout" svg:width="0.94cm" svg:height="0.99cm" svg:x="7.07cm" svg:y="6.59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07cm" svg:y1="6.157cm" svg:x2="7.54cm" svg:y2="6.59cm" draw:start-shape="id17" draw:start-glue-point="10" draw:end-shape="id18" draw:end-glue-point="4" svg:d="m7070 6157h470v433">
          <text:p/>
        </draw:connector>
        <draw:custom-shape draw:style-name="gr1" draw:text-style-name="P1" draw:id="id19" draw:layer="layout" svg:width="0.965cm" svg:height="0.965cm" svg:x="3.235cm" svg:y="8.59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0.965cm" svg:height="0.965cm" svg:x="2.27cm" svg:y="9.5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0.965cm" svg:height="0.965cm" svg:x="6.105cm" svg:y="5.675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0" draw:layer="layout" svg:width="0.965cm" svg:height="0.965cm" svg:x="8.01cm" svg:y="7.58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2cm" svg:y1="8.062cm" svg:x2="3.717cm" svg:y2="8.595cm" draw:start-shape="id16" draw:start-glue-point="6" draw:end-shape="id19" draw:end-glue-point="4" svg:d="m4200 8062h-483v533">
          <text:p/>
        </draw:connector>
        <draw:connector draw:style-name="gr2" draw:text-style-name="P1" draw:layer="layout" svg:x1="5.647cm" svg:y1="6.565cm" svg:x2="6.105cm" svg:y2="6.157cm" draw:start-shape="id15" draw:start-glue-point="4" draw:end-shape="id17" draw:end-glue-point="6" svg:d="m5647 6565v-408h458">
          <text:p/>
        </draw:connector>
        <draw:connector draw:style-name="gr2" draw:text-style-name="P1" draw:layer="layout" svg:x1="8.01cm" svg:y1="7.085cm" svg:x2="8.492cm" svg:y2="7.58cm" draw:start-shape="id18" draw:start-glue-point="10" draw:end-shape="id20" draw:end-glue-point="4" svg:d="m8010 7085h482v495">
          <text:p/>
        </draw:connector>
        <draw:connector draw:style-name="gr2" draw:text-style-name="P1" draw:layer="layout" svg:x1="3.235cm" svg:y1="9.077cm" svg:x2="2.752cm" svg:y2="9.56cm" draw:start-shape="id19" draw:start-glue-point="6" draw:end-shape="id21" draw:end-glue-point="4" svg:d="m3235 9077h-483v483">
          <text:p/>
        </draw:connector>
        <draw:custom-shape draw:style-name="gr1" draw:text-style-name="P1" draw:id="id22" draw:layer="layout" svg:width="0.965cm" svg:height="0.965cm" svg:x="14.69cm" svg:y="7.605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3" draw:layer="layout" svg:width="0.965cm" svg:height="0.965cm" svg:x="13.725cm" svg:y="8.62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69cm" svg:y1="8.087cm" svg:x2="14.207cm" svg:y2="8.62cm" draw:start-shape="id22" draw:start-glue-point="6" draw:end-shape="id23" draw:end-glue-point="4" svg:d="m14690 8087h-483v533">
          <text:p/>
        </draw:connector>
        <draw:custom-shape draw:style-name="gr1" draw:text-style-name="P1" draw:id="id25" draw:layer="layout" svg:width="0.94cm" svg:height="0.99cm" svg:x="16.614cm" svg:y="5.827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112cm" svg:y1="6.715cm" svg:x2="16.614cm" svg:y2="6.322cm" draw:start-shape="id24" draw:start-glue-point="4" draw:end-shape="id25" draw:end-glue-point="6" svg:d="m16112 6715v-393h502">
          <text:p/>
        </draw:connector>
        <draw:custom-shape draw:style-name="gr1" draw:text-style-name="P1" draw:id="id26" draw:layer="layout" svg:width="0.965cm" svg:height="0.965cm" svg:x="12.76cm" svg:y="9.63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8" draw:layer="layout" svg:width="0.965cm" svg:height="0.965cm" svg:x="13.918cm" svg:y="10.52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4" draw:layer="layout" svg:width="0.965cm" svg:height="0.965cm" svg:x="15.63cm" svg:y="6.715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7" draw:layer="layout" svg:width="0.965cm" svg:height="0.965cm" svg:x="17.554cm" svg:y="6.817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725cm" svg:y1="9.102cm" svg:x2="13.242cm" svg:y2="9.635cm" draw:start-shape="id23" draw:start-glue-point="6" draw:end-shape="id26" draw:end-glue-point="4" svg:d="m13725 9102h-483v533">
          <text:p/>
        </draw:connector>
        <draw:connector draw:style-name="gr2" draw:text-style-name="P1" draw:layer="layout" svg:x1="15.172cm" svg:y1="7.605cm" svg:x2="15.63cm" svg:y2="7.197cm" draw:start-shape="id22" draw:start-glue-point="4" draw:end-shape="id24" draw:end-glue-point="6" svg:d="m15172 7605v-408h458">
          <text:p/>
        </draw:connector>
        <draw:connector draw:style-name="gr2" draw:text-style-name="P1" draw:layer="layout" svg:x1="17.554cm" svg:y1="6.322cm" svg:x2="18.036cm" svg:y2="6.817cm" draw:start-shape="id25" draw:start-glue-point="10" draw:end-shape="id27" draw:end-glue-point="4" svg:d="m17554 6322h482v495">
          <text:p/>
        </draw:connector>
        <draw:connector draw:style-name="gr2" draw:text-style-name="P1" draw:layer="layout" svg:x1="13.725cm" svg:y1="10.117cm" svg:x2="14.4cm" svg:y2="10.525cm" draw:start-shape="id26" draw:start-glue-point="10" draw:end-shape="id28" draw:end-glue-point="4" svg:d="m13725 10117h675v408">
          <text:p/>
        </draw:connector>
        <draw:custom-shape draw:style-name="gr1" draw:text-style-name="P1" draw:id="id32" draw:layer="layout" svg:width="0.965cm" svg:height="0.965cm" svg:x="8.29cm" svg:y="11.465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3" draw:layer="layout" svg:width="0.965cm" svg:height="0.965cm" svg:x="9.255cm" svg:y="12.1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0" draw:layer="layout" svg:width="0.915cm" svg:height="0.99cm" svg:x="6.435cm" svg:y="10.19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4" draw:layer="layout" svg:width="0.965cm" svg:height="0.965cm" svg:x="10.195cm" svg:y="12.735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5" draw:layer="layout" svg:width="0.965cm" svg:height="0.965cm" svg:x="11.16cm" svg:y="13.37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1" draw:layer="layout" svg:width="0.965cm" svg:height="0.965cm" svg:x="7.35cm" svg:y="10.8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9" draw:layer="layout" svg:width="0.965cm" svg:height="0.965cm" svg:x="5.445cm" svg:y="9.5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97cm" svg:height="0.84cm" svg:x="12.43cm" svg:y="1.43cm">
          <draw:text-box>
            <text:p text:style-name="P1">3</text:p>
          </draw:text-box>
        </draw:frame>
        <draw:frame draw:style-name="gr4" draw:text-style-name="P1" draw:layer="layout" svg:width="0.97cm" svg:height="0.839cm" svg:x="8.92cm" svg:y="6.08cm">
          <draw:text-box>
            <text:p text:style-name="P1">4</text:p>
          </draw:text-box>
        </draw:frame>
        <draw:frame draw:style-name="gr4" draw:text-style-name="P1" draw:layer="layout" svg:width="0.97cm" svg:height="0.839cm" svg:x="12.73cm" svg:y="6.715cm">
          <draw:text-box>
            <text:p text:style-name="P1">5</text:p>
          </draw:text-box>
        </draw:frame>
        <draw:frame draw:style-name="gr4" draw:text-style-name="P1" draw:layer="layout" svg:width="0.97cm" svg:height="0.839cm" svg:x="8.62cm" svg:y="9.686cm">
          <draw:text-box>
            <text:p text:style-name="P1">6</text:p>
          </draw:text-box>
        </draw:frame>
        <draw:connector draw:style-name="gr2" draw:text-style-name="P1" draw:layer="layout" svg:x1="6.41cm" svg:y1="10.042cm" svg:x2="6.893cm" svg:y2="10.195cm" draw:start-shape="id29" draw:start-glue-point="10" draw:end-shape="id30" draw:end-glue-point="4" svg:d="m6410 10042h483v153">
          <text:p/>
        </draw:connector>
        <draw:connector draw:style-name="gr2" draw:text-style-name="P1" draw:layer="layout" svg:x1="7.35cm" svg:y1="10.69cm" svg:x2="7.832cm" svg:y2="10.83cm" draw:start-shape="id30" draw:start-glue-point="10" draw:end-shape="id31" draw:end-glue-point="4" svg:d="m7350 10690h482v140">
          <text:p/>
        </draw:connector>
        <draw:connector draw:style-name="gr2" draw:text-style-name="P1" draw:layer="layout" svg:x1="8.315cm" svg:y1="11.312cm" svg:x2="8.772cm" svg:y2="11.465cm" draw:start-shape="id31" draw:start-glue-point="10" draw:end-shape="id32" draw:end-glue-point="4" svg:d="m8315 11312h457v153">
          <text:p/>
        </draw:connector>
        <draw:connector draw:style-name="gr2" draw:text-style-name="P1" draw:layer="layout" svg:x1="9.255cm" svg:y1="11.947cm" svg:x2="9.737cm" svg:y2="12.1cm" draw:start-shape="id32" draw:start-glue-point="10" draw:end-shape="id33" draw:end-glue-point="4" svg:d="m9255 11947h482v153">
          <text:p/>
        </draw:connector>
        <draw:connector draw:style-name="gr2" draw:text-style-name="P1" draw:layer="layout" svg:x1="10.22cm" svg:y1="12.582cm" svg:x2="10.677cm" svg:y2="12.735cm" draw:start-shape="id33" draw:start-glue-point="10" draw:end-shape="id34" draw:end-glue-point="4" svg:d="m10220 12582h457v153">
          <text:p/>
        </draw:connector>
        <draw:connector draw:style-name="gr2" draw:text-style-name="P1" draw:layer="layout" svg:x1="11.16cm" svg:y1="13.217cm" svg:x2="11.642cm" svg:y2="13.37cm" draw:start-shape="id34" draw:start-glue-point="10" draw:end-shape="id35" draw:end-glue-point="4" svg:d="m11160 13217h482v1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355e00" draw:fill-gradient-name="Gradient_20_7" draw:fill-hatch-name="Hatch_20_1" draw:fill-image-name="Bitmape_20_1" draw:opacity="2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5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3-12T14:49:20</meta:creation-date>
    <dc:date>2011-04-13T18:15:10</dc:date>
    <dc:creator>Adrianus Kleemans</dc:creator>
    <meta:editing-duration>PT00H34M06S</meta:editing-duration>
    <meta:editing-cycles>4</meta:editing-cycles>
    <meta:generator>OpenOffice.org/3.2$Linux OpenOffice.org_project/320m19$Build-9505</meta:generator>
    <meta:document-statistic meta:object-count="70"/>
  </office:meta>
</office:document-meta>
</file>